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8cm" draw:marker-end-width="0.518cm" draw:fill="solid" draw:fill-color="#faa61a" draw:opacity="50%" draw:textarea-horizontal-align="justify" draw:textarea-vertical-align="middle" draw:auto-grow-height="false" fo:min-height="3.401cm" fo:min-width="3.151cm" fo:padding-top="0.231cm" fo:padding-bottom="0.231cm" fo:padding-left="0.356cm" fo:padding-right="0.356cm"/>
    </style:style>
    <style:style style:name="gr2" style:family="graphic" style:parent-style-name="standard">
      <style:graphic-properties draw:fill-color="#00b6bd" draw:textarea-horizontal-align="justify" draw:textarea-vertical-align="middle" draw:auto-grow-height="false" fo:min-height="1.862cm" fo:min-width="0.2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svg:stroke-width="0.212cm" draw:marker-start-width="0.518cm" draw:marker-end-width="0.518cm" draw:fill-color="#ffffff" draw:textarea-horizontal-align="justify" draw:textarea-vertical-align="middle" draw:auto-grow-height="false" fo:min-height="2.798cm" fo:min-width="4.707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draw:marker-start-width="0.518cm" draw:marker-end-width="0.518cm" draw:fill-color="#ffffff" draw:textarea-horizontal-align="justify" draw:textarea-vertical-align="middle" draw:auto-grow-height="false" fo:min-height="2.586cm" fo:min-width="4.495cm" fo:padding-top="0.231cm" fo:padding-bottom="0.231cm" fo:padding-left="0.356cm" fo:padding-right="0.35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2pt" fo:font-weight="bold"/>
    </style:style>
    <style:style style:name="P2" style:family="paragraph">
      <loext:graphic-properties draw:fill="solid" draw:fill-color="#faa61a" draw:opacity="50%"/>
      <style:paragraph-properties fo:text-align="center"/>
      <style:text-properties fo:color="#000000" fo:font-size="22pt" fo:font-weight="bold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text-align="center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5.461cm" svg:x="8.239cm" svg:y="5.445cm">
          <text:p text:style-name="P1">main.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2.413cm" svg:x="10.144cm" svg:y="2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8.255cm" svg:height="0.962cm" svg:x="6.842cm" svg:y="1.562cm">
          <draw:text-box>
            <text:p text:style-name="P4">DOCKER ENTRYPOINT</text:p>
          </draw:text-box>
        </draw:frame>
        <draw:custom-shape draw:style-name="gr4" draw:text-style-name="P7" xml:id="id2" draw:id="id2" draw:layer="layout" svg:width="5.207cm" svg:height="3.048cm" svg:x="2.016cm" svg:y="12.303cm">
          <text:p text:style-name="P6">GraphConv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5.207cm" svg:height="3.048cm" svg:x="1.889cm" svg:y="16.494cm">
          <text:p text:style-name="P6">GraphConv</text:p>
          <draw:enhanced-geometry svg:viewBox="0 0 21600 21600" draw:type="rectangle" draw:enhanced-path="M 0 0 L 21600 0 21600 21600 0 21600 0 0 Z N"/>
        </draw:custom-shape>
        <draw:custom-shape draw:style-name="gr5" draw:text-style-name="P7" xml:id="id7" draw:id="id7" draw:layer="layout" svg:width="5.207cm" svg:height="3.048cm" svg:x="8.62cm" svg:y="12.303cm">
          <text:p text:style-name="P6">GraphConv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5.207cm" svg:height="3.048cm" svg:x="8.62cm" svg:y="16.494cm">
          <text:p text:style-name="P6">GraphConv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5.207cm" svg:height="3.048cm" svg:x="15.097cm" svg:y="12.303cm">
          <text:p text:style-name="P6">GraphConv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5.207cm" svg:height="3.048cm" svg:x="15.097cm" svg:y="16.494cm">
          <text:p text:style-name="P6">GraphConv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8.239cm" svg:y1="8.176cm" svg:x2="4.619cm" svg:y2="12.303cm" draw:start-shape="id1" draw:start-glue-point="6" draw:end-shape="id2" svg:d="M8239 8176h-3620v4127" svg:viewBox="0 0 3621 4128">
          <text:p/>
        </draw:connector>
        <draw:connector draw:style-name="gr6" draw:text-style-name="P8" draw:layer="layout" svg:x1="13.7cm" svg:y1="8.176cm" svg:x2="17.7cm" svg:y2="12.303cm" draw:start-shape="id1" draw:start-glue-point="10" draw:end-shape="id3" draw:end-glue-point="0" svg:d="M13700 8176h4000v4127" svg:viewBox="0 0 4001 4128">
          <text:p/>
        </draw:connector>
        <draw:connector draw:style-name="gr6" draw:text-style-name="P8" draw:layer="layout" svg:x1="13.7cm" svg:y1="8.176cm" svg:x2="20.304cm" svg:y2="18.018cm" draw:start-shape="id1" draw:start-glue-point="10" draw:end-shape="id4" draw:end-glue-point="1" svg:d="M13700 8176h7209v9842h-605" svg:viewBox="0 0 7210 9843">
          <text:p/>
        </draw:connector>
        <draw:connector draw:style-name="gr6" draw:text-style-name="P8" draw:layer="layout" svg:x1="8.239cm" svg:y1="8.176cm" svg:x2="1.889cm" svg:y2="18.018cm" draw:start-shape="id1" draw:start-glue-point="6" draw:end-shape="id5" draw:end-glue-point="3" svg:d="M8239 8176h-6957v9842h607" svg:viewBox="0 0 6958 9843">
          <text:p/>
        </draw:connector>
        <draw:connector draw:style-name="gr6" draw:text-style-name="P8" draw:layer="layout" svg:x1="9.038cm" svg:y1="10.107cm" svg:x2="8.62cm" svg:y2="18.018cm" draw:start-shape="id1" draw:start-glue-point="7" draw:end-shape="id6" draw:end-glue-point="3" svg:d="M9038 10107h-1406v7911h988" svg:viewBox="0 0 1407 7912">
          <text:p/>
        </draw:connector>
        <draw:connector draw:style-name="gr6" draw:text-style-name="P8" draw:layer="layout" svg:x1="12.901cm" svg:y1="10.107cm" svg:x2="13.827cm" svg:y2="13.827cm" draw:start-shape="id1" draw:start-glue-point="9" draw:end-shape="id7" draw:end-glue-point="1" svg:d="M12901 10107h1531v3720h-605" svg:viewBox="0 0 1532 3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9:46:55.259902199</meta:creation-date>
    <dc:date>2019-06-04T19:52:54.016473146</dc:date>
    <meta:editing-duration>PT5M57S</meta:editing-duration>
    <meta:editing-cycles>4</meta:editing-cycles>
    <meta:generator>LibreOffice/6.0.7.3$Linux_X86_64 LibreOffice_project/00m0$Build-3</meta:generator>
    <meta:document-statistic meta:object-count="15"/>
  </office:meta>
</office:document-meta>
</file>